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660000005AAB179F6675DB86FD.png" manifest:media-type="image/png"/>
  <manifest:file-entry manifest:full-path="Pictures/100002010000007C0000005886BE383E05929596.png" manifest:media-type="image/png"/>
  <manifest:file-entry manifest:full-path="Pictures/10000201000000800000005C018B44102D41CCE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7.55cm" fo:min-width="12.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246cm" fo:min-width="0.35cm"/>
    </style:style>
    <style:style style:name="gr6" style:family="graphic" style:parent-style-name="standard">
      <style:graphic-properties svg:stroke-color="#00ae00" draw:fill="solid" draw:fill-color="#00ff00" draw:textarea-horizontal-align="justify" draw:textarea-vertical-align="middle" draw:auto-grow-height="false" fo:min-height="1.25cm" fo:min-width="1.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none" draw:textarea-vertical-align="middle" draw:auto-grow-height="false" fo:min-height="3.638cm" fo:min-width="0cm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>
      <style:graphic-properties draw:fill="none" draw:textarea-vertical-align="middle" draw:auto-grow-height="false" fo:min-height="2.1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ff00"/>
      <style:paragraph-properties fo:text-align="cente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  <style:text-properties fo:font-style="italic"/>
    </style:style>
    <style:style style:name="P8" style:family="paragraph">
      <style:text-properties fo:font-style="italic"/>
    </style:style>
    <style:style style:name="P9" style:family="paragraph">
      <loext:graphic-properties draw:fill="none" draw:fill-color="#ffffff"/>
      <style:text-properties fo:font-style="normal" style:font-style-asian="normal" style:font-style-complex="normal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9cm" svg:height="7.8cm" svg:x="1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91cm" svg:height="0.962cm" svg:x="1cm" svg:y="0.8cm">
          <draw:text-box>
            <text:p>Population</text:p>
          </draw:text-box>
        </draw:frame>
        <draw:line draw:style-name="gr3" draw:text-style-name="P1" draw:layer="layout" svg:x1="7.5cm" svg:y1="9.7cm" svg:x2="7.5cm" svg:y2="10.1cm">
          <text:p/>
        </draw:line>
        <draw:frame draw:style-name="gr2" draw:text-style-name="P3" draw:layer="layout" svg:width="4.206cm" svg:height="0.802cm" svg:x="5.5cm" svg:y="10.9cm">
          <draw:text-box>
            <text:p><text:span text:style-name="T1">Population Mean</text:span></text:p>
          </draw:text-box>
        </draw:frame>
        <draw:frame draw:style-name="gr4" draw:text-style-name="P4" draw:layer="layout" svg:width="1.114cm" svg:height="0.8cm" svg:x="6.9cm" svg:y="10.1cm">
          <draw:image xlink:href="Pictures/10000201000000800000005C018B44102D41CCEC.png" xlink:type="simple" xlink:show="embed" xlink:actuate="onLoad" loext:mime-type="image/png">
            <text:p/>
          </draw:image>
        </draw:frame>
        <draw:custom-shape draw:style-name="gr5" draw:text-style-name="P4" draw:layer="layout" svg:width="1.2cm" svg:height="0.7cm" svg:x="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cm" svg:height="0.7cm" svg:x="8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cm" svg:height="0.7cm" svg:x="8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cm" svg:height="0.7cm" svg:x="9.3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cm" svg:height="0.7cm" svg:x="9.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cm" svg:height="0.7cm" svg:x="10.1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cm" svg:height="0.7cm" svg:x="10.5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cm" svg:height="0.7cm" svg:x="10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cm" svg:height="1.5cm" svg:x="9cm" svg:y="3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86cm" svg:height="0.962cm" svg:x="8.6cm" svg:y="2.1cm">
          <draw:text-box>
            <text:p>Parent i</text:p>
          </draw:text-box>
        </draw:frame>
        <draw:line draw:style-name="gr7" draw:text-style-name="P1" draw:layer="layout" svg:x1="10cm" svg:y1="4.6cm" svg:x2="8.4cm" svg:y2="7.2cm">
          <text:p/>
        </draw:line>
        <draw:line draw:style-name="gr7" draw:text-style-name="P1" draw:layer="layout" svg:x1="10.001cm" svg:y1="4.6cm" svg:x2="8.9cm" svg:y2="7.2cm">
          <text:p/>
        </draw:line>
        <draw:line draw:style-name="gr7" draw:text-style-name="P1" draw:layer="layout" svg:x1="10.002cm" svg:y1="4.6cm" svg:x2="9.3cm" svg:y2="7.2cm">
          <text:p/>
        </draw:line>
        <draw:line draw:style-name="gr7" draw:text-style-name="P1" draw:layer="layout" svg:x1="9.989cm" svg:y1="4.6cm" svg:x2="9.7cm" svg:y2="7.2cm">
          <text:p/>
        </draw:line>
        <draw:line draw:style-name="gr7" draw:text-style-name="P1" draw:layer="layout" svg:x1="9.94cm" svg:y1="4.6cm" svg:x2="10.1cm" svg:y2="7.2cm">
          <text:p/>
        </draw:line>
        <draw:line draw:style-name="gr7" draw:text-style-name="P1" draw:layer="layout" svg:x1="9.993cm" svg:y1="4.6cm" svg:x2="10.6cm" svg:y2="7.2cm">
          <text:p/>
        </draw:line>
        <draw:line draw:style-name="gr7" draw:text-style-name="P1" draw:layer="layout" svg:x1="10.015cm" svg:y1="4.6cm" svg:x2="11cm" svg:y2="7.2cm">
          <text:p/>
        </draw:line>
        <draw:line draw:style-name="gr7" draw:text-style-name="P1" draw:layer="layout" svg:x1="10.015cm" svg:y1="4.6cm" svg:x2="11.5cm" svg:y2="7.2cm">
          <text:p/>
        </draw:line>
        <draw:custom-shape draw:style-name="gr8" draw:text-style-name="P1" draw:layer="layout" svg:width="0.6cm" svg:height="4.1cm" draw:transform="rotate (-1.5707963267949) translate (12.1cm 7.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7" draw:text-style-name="P1" draw:layer="layout" svg:x1="10.055cm" svg:y1="8.4cm" svg:x2="10.055cm" svg:y2="9.8cm">
          <text:p/>
        </draw:line>
        <draw:line draw:style-name="gr3" draw:text-style-name="P1" draw:layer="layout" svg:x1="7.5cm" svg:y1="9.7cm" svg:x2="7.5cm" svg:y2="10.1cm">
          <text:p/>
        </draw:line>
        <draw:line draw:style-name="gr9" draw:text-style-name="P6" draw:layer="layout" svg:x1="10.04cm" svg:y1="9.862cm" svg:x2="10.04cm" svg:y2="10.162cm">
          <text:p/>
        </draw:line>
        <draw:frame draw:style-name="gr4" draw:text-style-name="P4" draw:layer="layout" svg:width="1.369cm" svg:height="0.971cm" svg:x="9.331cm" svg:y="10.1cm">
          <draw:image xlink:href="Pictures/100002010000007C0000005886BE383E05929596.png" xlink:type="simple" xlink:show="embed" xlink:actuate="onLoad" loext:mime-type="image/png">
            <text:p/>
          </draw:image>
        </draw:frame>
        <draw:frame draw:style-name="gr2" draw:text-style-name="P3" draw:layer="layout" svg:width="4.431cm" svg:height="0.802cm" svg:x="10.6cm" svg:y="10.2cm">
          <draw:text-box>
            <text:p><text:span text:style-name="T1">Offspring Average</text:span></text:p>
          </draw:text-box>
        </draw:frame>
        <draw:custom-shape draw:style-name="gr10" draw:text-style-name="P7" draw:layer="layout" svg:width="0.6cm" svg:height="2.5cm" draw:transform="rotate (-1.5707963267949) translate (10cm 9.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7" draw:text-style-name="P7" draw:layer="layout" svg:x1="8.754cm" svg:y1="9.1cm" svg:x2="5.3cm" svg:y2="6.2cm">
          <text:p/>
        </draw:line>
        <draw:frame draw:style-name="gr2" draw:text-style-name="P9" draw:layer="layout" svg:width="5.667cm" svg:height="1.673cm" svg:x="1.8cm" svg:y="2.9cm">
          <draw:text-box>
            <text:p text:style-name="P8"><text:span text:style-name="T2">Breeding Value of </text:span></text:p>
            <text:p text:style-name="P8"><text:span text:style-name="T2">Parent i</text:span></text:p>
          </draw:text-box>
        </draw:frame>
        <draw:frame draw:style-name="gr4" draw:text-style-name="P4" draw:layer="layout" svg:width="4.46cm" svg:height="1.12cm" svg:x="2.04cm" svg:y="4.903cm">
          <draw:image xlink:href="Pictures/10000201000001660000005AAB179F6675DB86FD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5-03T23:22:43.731813447</dc:date>
    <meta:editing-duration>PT10M20S</meta:editing-duration>
    <meta:editing-cycles>5</meta:editing-cycles>
    <meta:generator>LibreOffice/6.1.0.3$MacOSX_X86_64 LibreOffice_project/efb621ed25068d70781dc026f7e9c5187a4decd1</meta:generator>
    <meta:document-statistic meta:object-count="33"/>
  </office:meta>
</office:document-meta>
</file>